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025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draw:stroke="none" draw:fill="none" draw:fill-color="#ffffff" fo:min-height="1.181cm"/>
    </style:style>
    <style:style style:name="gr9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000080" draw:marker-start-width="0.276cm" draw:marker-end="Arrow" draw:marker-end-width="0.276cm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none" draw:marker-end="Arrow" draw:textarea-horizontal-align="center" draw:textarea-vertical-align="middle"/>
    </style:style>
    <style:style style:name="gr12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4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5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16" style:family="graphic" style:parent-style-name="standard">
      <style:graphic-properties draw:stroke="none" draw:fill="gradient" draw:fill-gradient-name="Gradient_20_9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fo:min-height="0.86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11.075cm" fo:min-width="20.872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outline1">
      <style:graphic-properties draw:fill-color="#ffffff" draw:auto-grow-height="true" fo:min-height="13.622cm"/>
    </style:style>
    <style:style style:name="pr12" style:family="presentation" style:parent-style-name="Normal1-subtitle" style:list-style-name="L7">
      <style:graphic-properties draw:fill-color="#ffffff" draw:auto-grow-height="true" fo:min-height="9.57cm"/>
    </style:style>
    <style:style style:name="pr13" style:family="presentation" style:parent-style-name="Section-title">
      <style:graphic-properties draw:fill-color="#ffffff" draw:textarea-vertical-align="middle" draw:auto-grow-height="true" fo:min-height="3.503cm"/>
    </style:style>
    <style:style style:name="pr14" style:family="presentation" style:parent-style-name="Section-notes" style:list-style-name="L8">
      <style:graphic-properties draw:fill-color="#ffffff" draw:auto-grow-height="true" fo:min-height="11.431cm"/>
    </style:style>
    <style:style style:name="pr15" style:family="presentation" style:parent-style-name="Normal1-outline1">
      <style:graphic-properties draw:fill-color="#ffffff" draw:auto-grow-height="true" draw:auto-grow-width="true" fo:min-height="9.712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Section-notes" style:list-style-name="L8">
      <style:graphic-properties draw:fill-color="#ffffff" draw:auto-grow-height="true" fo:min-height="11.431cm"/>
    </style:style>
    <style:style style:name="pr18" style:family="presentation" style:parent-style-name="Normal1-subtitle" style:list-style-name="L9">
      <style:graphic-properties draw:fill-color="#ffffff" draw:auto-grow-height="true" fo:min-height="9.664cm"/>
    </style:style>
    <style:style style:name="pr19" style:family="presentation" style:parent-style-name="Normal1-outline1">
      <style:graphic-properties draw:fill-color="#ffffff" draw:auto-grow-height="true" fo:min-height="7.867cm"/>
    </style:style>
    <style:style style:name="pr20" style:family="presentation" style:parent-style-name="Normal1-outline1">
      <style:graphic-properties draw:fill-color="#ffffff" draw:auto-grow-height="true" fo:min-height="5.514cm"/>
    </style:style>
    <style:style style:name="pr21" style:family="presentation" style:parent-style-name="Normal1-outline1" style:list-style-name="L10">
      <style:graphic-properties draw:fill-color="#ffffff" draw:auto-grow-height="true" fo:min-height="6.283cm"/>
    </style:style>
    <style:style style:name="pr22" style:family="presentation" style:parent-style-name="Normal1-outline1">
      <style:graphic-properties draw:fill-color="#ffffff" draw:auto-grow-height="true" fo:min-height="10.956cm"/>
    </style:style>
    <style:style style:name="pr23" style:family="presentation" style:parent-style-name="Normal1-outline1">
      <style:graphic-properties draw:fill-color="#ffffff" draw:auto-grow-height="true" draw:auto-grow-width="true" fo:min-height="9.032cm" fo:min-width="14.652cm"/>
    </style:style>
    <style:style style:name="pr24" style:family="presentation" style:parent-style-name="Section-notes" style:list-style-name="L8">
      <style:graphic-properties draw:fill-color="#ffffff" draw:auto-grow-height="true" fo:min-height="11.431cm"/>
    </style:style>
    <style:style style:name="pr25" style:family="presentation" style:parent-style-name="Normal1-outline1">
      <style:graphic-properties draw:fill-color="#ffffff" draw:auto-grow-height="true" fo:min-height="1.603cm"/>
    </style:style>
    <style:style style:name="pr26" style:family="presentation" style:parent-style-name="Normal1-outline1">
      <style:graphic-properties draw:fill-color="#ffffff" draw:auto-grow-height="true" fo:min-height="5.123cm"/>
    </style:style>
    <style:style style:name="pr27" style:family="presentation" style:parent-style-name="Normal1-outline1">
      <style:graphic-properties draw:fill-color="#ffffff" draw:auto-grow-height="true" fo:min-height="7.018cm"/>
    </style:style>
    <style:style style:name="pr28" style:family="presentation" style:parent-style-name="Normal1-outline1">
      <style:graphic-properties draw:fill-color="#ffffff" draw:auto-grow-height="true" draw:auto-grow-width="true" fo:min-height="7.529cm" fo:min-width="18.803cm"/>
    </style:style>
    <style:style style:name="pr29" style:family="presentation" style:parent-style-name="Normal1-outline1">
      <style:graphic-properties draw:fill-color="#ffffff" draw:auto-grow-height="true" draw:auto-grow-width="true" fo:min-height="13.073cm" fo:min-width="21.422cm"/>
    </style:style>
    <style:style style:name="pr30" style:family="presentation" style:parent-style-name="Normal1-outline1">
      <style:graphic-properties draw:fill-color="#ffffff" draw:auto-grow-height="true" draw:auto-grow-width="true" fo:min-height="14.998cm"/>
    </style:style>
    <style:style style:name="pr31" style:family="presentation" style:parent-style-name="Normal1-subtitle" style:list-style-name="L11">
      <style:graphic-properties draw:fill-color="#ffffff" draw:auto-grow-height="true" fo:min-height="7.058cm"/>
    </style:style>
    <style:style style:name="pr32" style:family="presentation" style:parent-style-name="Section-notes" style:list-style-name="L8">
      <style:graphic-properties draw:fill-color="#ffffff" draw:auto-grow-height="true" fo:min-height="11.431cm"/>
    </style:style>
    <style:style style:name="pr33" style:family="presentation" style:parent-style-name="Normal1-outline1">
      <style:graphic-properties draw:fill-color="#ffffff" draw:auto-grow-height="true" draw:auto-grow-width="true" fo:min-height="14.247cm"/>
    </style:style>
    <style:style style:name="pr34" style:family="presentation" style:parent-style-name="Normal1-outline1">
      <style:graphic-properties draw:fill-color="#ffffff" draw:auto-grow-height="true" draw:auto-grow-width="true" fo:min-height="11.151cm"/>
    </style:style>
    <style:style style:name="pr35" style:family="presentation" style:parent-style-name="Normal1-outline1">
      <style:graphic-properties draw:fill-color="#ffffff" draw:auto-grow-height="true" draw:auto-grow-width="true" fo:min-height="13.23cm"/>
    </style:style>
    <style:style style:name="pr36" style:family="presentation" style:parent-style-name="Normal1-subtitle" style:list-style-name="L11">
      <style:graphic-properties draw:fill-color="#ffffff" draw:auto-grow-height="true" fo:min-height="7.058cm"/>
    </style:style>
    <style:style style:name="pr37" style:family="presentation" style:parent-style-name="Section-notes" style:list-style-name="L8">
      <style:graphic-properties draw:fill-color="#ffffff" draw:auto-grow-height="true" fo:min-height="11.431cm"/>
    </style:style>
    <style:style style:name="pr38" style:family="presentation" style:parent-style-name="Normal1-outline1">
      <style:graphic-properties draw:fill-color="#ffffff" draw:auto-grow-height="true" draw:auto-grow-width="true" fo:min-height="9.835cm"/>
    </style:style>
    <style:style style:name="pr39" style:family="presentation" style:parent-style-name="Normal1-subtitle" style:list-style-name="L11">
      <style:graphic-properties draw:fill-color="#ffffff" draw:auto-grow-height="true" fo:min-height="7.058cm"/>
    </style:style>
    <style:style style:name="pr40" style:family="presentation" style:parent-style-name="Normal1-outline1">
      <style:graphic-properties draw:fill-color="#ffffff" draw:auto-grow-height="true" draw:auto-grow-width="true" fo:min-height="12.564cm"/>
    </style:style>
    <style:style style:name="pr41" style:family="presentation" style:parent-style-name="Normal1-subtitle" style:list-style-name="L11">
      <style:graphic-properties draw:fill-color="#ffffff" draw:auto-grow-height="true" fo:min-height="7.058cm"/>
    </style:style>
    <style:style style:name="pr42" style:family="presentation" style:parent-style-name="Normal1-outline1">
      <style:graphic-properties draw:fill-color="#ffffff" draw:auto-grow-height="true" draw:auto-grow-width="true" fo:min-height="11.823cm"/>
    </style:style>
    <style:style style:name="pr43" style:family="presentation" style:parent-style-name="Normal1-subtitle" style:list-style-name="L11">
      <style:graphic-properties draw:fill-color="#ffffff" draw:auto-grow-height="true" fo:min-height="7.058cm"/>
    </style:style>
    <style:style style:name="pr44" style:family="presentation" style:parent-style-name="Normal1-outline1">
      <style:graphic-properties draw:fill-color="#ffffff" draw:auto-grow-height="true" draw:auto-grow-width="true" fo:min-height="14.024cm"/>
    </style:style>
    <style:style style:name="pr45" style:family="presentation" style:parent-style-name="Normal1-subtitle" style:list-style-name="L11">
      <style:graphic-properties draw:fill-color="#ffffff" draw:auto-grow-height="true" fo:min-height="7.058cm"/>
    </style:style>
    <style:style style:name="pr46" style:family="presentation" style:parent-style-name="Section-notes" style:list-style-name="L8">
      <style:graphic-properties draw:fill-color="#ffffff" draw:auto-grow-height="true" fo:min-height="11.431cm"/>
    </style:style>
    <style:style style:name="pr47" style:family="presentation" style:parent-style-name="Normal1-outline1">
      <style:graphic-properties draw:fill-color="#ffffff" draw:auto-grow-height="true" draw:auto-grow-width="true" fo:min-height="2.548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454cm" fo:margin-right="0cm" fo:text-indent="-0.454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.641cm" fo:margin-right="0cm" fo:text-align="center" text:enable-numbering="false" fo:text-indent="-0.449cm"/>
    </style:style>
    <style:style style:name="P11" style:family="paragraph">
      <style:paragraph-properties fo:margin-left="0.738cm" fo:margin-right="0cm" fo:text-align="start" text:enable-numbering="true" fo:text-indent="-0.738cm"/>
      <style:text-properties fo:color="#000080" fo:font-size="36pt"/>
    </style:style>
    <style:style style:name="P12" style:family="paragraph">
      <style:paragraph-properties fo:margin-left="0cm" fo:margin-right="0cm" fo:margin-top="0.42cm" fo:margin-bottom="0.35cm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1.2cm" fo:margin-right="0cm" fo:margin-top="0cm" fo:margin-bottom="0.508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19cm" fo:margin-right="0cm" fo:text-align="center" text:enable-numbering="false" fo:text-indent="-0.791cm"/>
    </style:style>
    <style:style style:name="P17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4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1.2cm" fo:margin-right="0cm" text:enable-numbering="true" fo:text-indent="-0.9cm"/>
    </style:style>
    <style:style style:name="P23" style:family="paragraph">
      <style:paragraph-properties fo:margin-left="1.2cm" fo:margin-right="0cm" text:enable-numbering="true" fo:text-indent="-0.9cm"/>
      <style:text-properties fo:font-family="'Courier New'" style:font-pitch="fixed" fo:font-size="26pt"/>
    </style:style>
    <style:style style:name="P24" style:family="paragraph">
      <style:paragraph-properties fo:margin-left="1.2cm" fo:margin-right="0cm" text:enable-numbering="true" fo:text-indent="-0.9cm"/>
      <style:text-properties fo:font-family="Arial" style:font-family-generic="swiss" style:font-pitch="variable" fo:font-size="32pt"/>
    </style:style>
    <style:style style:name="P25" style:family="paragraph">
      <style:paragraph-properties fo:margin-left="0cm" fo:margin-right="0cm" fo:text-align="center" fo:text-indent="0cm"/>
      <style:text-properties fo:font-size="20pt"/>
    </style:style>
    <style:style style:name="P26" style:family="paragraph">
      <style:paragraph-properties fo:margin-left="2.4cm" fo:margin-right="0cm" fo:text-indent="-0.8cm">
        <style:tab-stops>
          <style:tab-stop style:position="3.769cm"/>
          <style:tab-stop style:position="4.956cm"/>
        </style:tab-stops>
      </style:paragraph-properties>
    </style:style>
    <style:style style:name="P27" style:family="paragraph">
      <style:paragraph-properties fo:margin-left="2.4cm" fo:margin-right="0cm" text:enable-numbering="false" fo:text-indent="-0.8cm"/>
    </style:style>
    <style:style style:name="P28" style:family="paragraph">
      <style:paragraph-properties fo:margin-left="3.6cm" fo:margin-right="0cm" fo:text-indent="-0.6cm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'Courier New'" style:font-pitch="fixed" fo:font-size="32pt" fo:font-weight="normal"/>
    </style:style>
    <style:style style:name="T6" style:family="text">
      <style:text-properties fo:font-family="'Courier New'" style:font-pitch="fixed" fo:font-weight="normal"/>
    </style:style>
    <style:style style:name="T7" style:family="text">
      <style:text-properties fo:font-family="'Courier New'" style:font-pitch="fixed"/>
    </style:style>
    <style:style style:name="T8" style:family="text">
      <style:text-properties fo:language="pl" fo:country="PL"/>
    </style:style>
    <style:style style:name="T9" style:family="text">
      <style:text-properties fo:font-size="28pt"/>
    </style:style>
    <style:style style:name="T10" style:family="text">
      <style:text-properties fo:font-size="10pt"/>
    </style:style>
    <style:style style:name="T11" style:family="text">
      <style:text-properties fo:color="#000080" fo:font-size="36pt"/>
    </style:style>
    <style:style style:name="T12" style:family="text">
      <style:text-properties fo:color="#800000" fo:font-size="36pt"/>
    </style:style>
    <style:style style:name="T13" style:family="text">
      <style:text-properties fo:color="#8000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'Courier New'" style:font-pitch="fixed" fo:font-weight="normal" style:font-weight-asian="normal" style:font-weight-complex="normal"/>
    </style:style>
    <style:style style:name="T15" style:family="text">
      <style:text-properties fo:font-size="14pt"/>
    </style:style>
    <style:style style:name="T16" style:family="text">
      <style:text-properties fo:color="#800000" style:text-line-through-style="solid" fo:font-size="28pt" style:text-underline-style="none" style:font-size-asian="28pt" style:font-size-complex="28pt"/>
    </style:style>
    <style:style style:name="T17" style:family="text">
      <style:text-properties fo:font-family="'Courier New'" style:font-pitch="fixed" fo:font-size="26pt"/>
    </style:style>
    <style:style style:name="T18" style:family="text">
      <style:text-properties fo:font-size="20pt"/>
    </style:style>
    <style:style style:name="T19" style:family="text">
      <style:text-properties fo:font-family="Arial" style:font-family-generic="swiss" style:font-pitch="variable"/>
    </style:style>
    <style:style style:name="T20" style:family="text">
      <style:text-properties fo:font-family="'Courier New'" style:font-pitch="fixed" fo:font-size="28pt"/>
    </style:style>
    <style:style style:name="T21" style:family="text">
      <style:text-properties fo:font-family="'Courier New'" style:font-family-generic="modern" style:font-pitch="fixed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family="'Courier New'" style:font-pitch="fixed" fo:font-size="26pt" style:font-family-asian="Arial" style:font-family-generic-asian="swiss" style:font-pitch-asian="variable" style:font-family-complex="Arial" style:font-family-generic-complex="swiss" style:font-pitch-complex="variable"/>
    </style:style>
    <style:style style:name="T24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5" style:family="text">
      <style:text-properties fo:font-family="'Courier New'" style:font-pitch="fixed" fo:font-size="24pt" style:font-family-asian="Arial" style:font-family-generic-asian="swiss" style:font-pitch-asian="variable" style:font-family-complex="Arial" style:font-family-generic-complex="swiss" style:font-pitch-complex="variable"/>
    </style:style>
    <style:style style:name="T26" style:family="text">
      <style:text-properties fo:font-family="'Courier New'" style:font-pitch="fixed" fo:font-size="28pt" style:font-family-asian="Arial" style:font-family-generic-asian="swiss" style:font-pitch-asian="variable" style:font-family-complex="Arial" style:font-family-generic-complex="swiss" style:font-pitch-complex="variable"/>
    </style:style>
    <style:style style:name="T27" style:family="text">
      <style:text-properties fo:font-family="'Courier New'" style:font-pitch="fixed" fo:font-size="24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800000" fo:font-weight="bold"/>
    </style:style>
    <style:style style:name="T32" style:family="text">
      <style:text-properties fo:color="#000080" fo:font-family="'Courier New'" style:font-family-generic="modern" style:font-pitch="fixed" fo:font-size="36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192cm" text:min-label-width="0.44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min-label-width="0.738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</text:list-style>
    <text:list-style style:name="L8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9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1.6cm" text:min-label-width="0.8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Biblioteka standardowa</text:span><text:span text:style-name="T4"><text:line-break/></text:span><text:span text:style-name="T4"><text:line-break/></text:span><text:span text:style-name="T3">Pakiet </text:span><text:span text:style-name="T5">java.la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20.872cm" svg:height="12.245cm" svg:x="4.162cm" svg:y="6.604cm" presentation:class="outline" presentation:user-transformed="true">
          <draw:text-box>
            <text:list text:style-name="L3">
              <text:list-item>
                <text:p text:id="id5" text:style-name="P5">Cel(e) wykładu</text:p>
              </text:list-item>
            </text:list>
            <text:list text:style-name="L3">
              <text:list-item>
                <text:p text:id="id6" text:style-name="P5">Odświeżenie i przekąski</text:p>
              </text:list-item>
            </text:list>
            <text:list text:style-name="L3">
              <text:list-item>
                <text:p text:id="id7" text:style-name="P5">Przegląd pakietu <text:span text:style-name="T6">java.lang</text:span></text:p>
              </text:list-item>
            </text:list>
            <text:list text:style-name="L3">
              <text:list-item>
                <text:p text:id="id8" text:style-name="P5">Klasa <text:span text:style-name="T7">Object</text:span></text:p>
              </text:list-item>
            </text:list>
            <text:list text:style-name="L3">
              <text:list-item>
                <text:p text:id="id9" text:style-name="P5">Klasy <text:span text:style-name="T7">String</text:span> i <text:span text:style-name="T7">StringBuffer</text:span></text:p>
              </text:list-item>
            </text:list>
            <text:list text:style-name="L3">
              <text:list-item>
                <text:p text:id="id10" text:style-name="P5">Klasy <text:span text:style-name="T7">System</text:span> i <text:span text:style-name="T7">Runtime</text:span></text:p>
              </text:list-item>
            </text:list>
            <text:list text:style-name="L3">
              <text:list-item>
                <text:p text:id="id11" text:style-name="P5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20.73cm" svg:height="13.518cm" svg:x="5.614cm" svg:y="6.538cm" presentation:class="outline" presentation:user-transformed="true">
          <draw:text-box>
            <text:list text:style-name="L3">
              <text:list-item>
                <text:p text:style-name="P5">1: Wprowadzenie</text:p>
              </text:list-item>
            </text:list>
            <text:list text:style-name="L3">
              <text:list-item>
                <text:p text:style-name="P5">2: Podstawowe struktury danych &amp; instrukcje</text:p>
              </text:list-item>
            </text:list>
            <text:list text:style-name="L3">
              <text:list-item>
                <text:p text:style-name="P5">3: Programowanie <text:span text:style-name="T8">obiektowe</text:span> I</text:p>
              </text:list-item>
            </text:list>
            <text:list text:style-name="L3">
              <text:list-item>
                <text:p text:style-name="P5">4: Programowanie <text:span text:style-name="T8">obiektowe</text:span> II</text:p>
              </text:list-item>
            </text:list>
            <text:list text:style-name="L3">
              <text:list-item>
                <text:p text:style-name="P5">5: Programowanie <text:span text:style-name="T8">obiektowe</text:span> <text:s/>III</text:p>
              </text:list-item>
            </text:list>
            <text:list text:style-name="L3">
              <text:list-item>
                <text:p text:style-name="P5">6: Zaawansowane struktury danych</text:p>
              </text:list-item>
            </text:list>
            <text:list text:style-name="L3">
              <text:list-item>
                <text:p text:style-name="P5">7: Wątki &amp; Wyjątki</text:p>
              </text:list-item>
            </text:list>
          </draw:text-box>
        </draw:frame>
        <draw:rect draw:style-name="gr1" draw:text-style-name="P7" draw:layer="layout" svg:width="13.114cm" svg:height="1.432cm" draw:transform="rotate (1.5707963267946) translate (4.219cm 19.602cm)">
          <text:p text:style-name="P4"><text:span text:style-name="T9">Podstawowe pojęcia</text:span></text:p>
        </draw:rect>
        <draw:frame draw:style-name="gr2" draw:text-style-name="P8" draw:layer="layout" svg:width="1.196cm" svg:height="6.953cm" svg:x="0cm" svg:y="14.046cm">
          <draw:text-box>
            <text:p text:style-name="P4"><text:span text:style-name="T10">C</text:span></text:p>
            <text:p text:style-name="P4"><text:span text:style-name="T10">E</text:span></text:p>
            <text:p text:style-name="P4"><text:span text:style-name="T10">L</text:span></text:p>
            <text:p text:style-name="P4"><text:span text:style-name="T10">E</text:span></text:p>
            <text:p text:style-name="P4"><text:span text:style-name="T10"/></text:p>
            <text:p text:style-name="P4"><text:span text:style-name="T10">W</text:span></text:p>
            <text:p text:style-name="P4"><text:span text:style-name="T10">Y</text:span></text:p>
            <text:p text:style-name="P4"><text:span text:style-name="T10">K</text:span></text:p>
            <text:p text:style-name="P4"><text:span text:style-name="T10">Ł</text:span></text:p>
            <text:p text:style-name="P4"><text:span text:style-name="T10">A</text:span></text:p>
            <text:p text:style-name="P4"><text:span text:style-name="T10">D</text:span></text:p>
            <text:p text:style-name="P4"><text:span text:style-name="T10">U</text:span></text:p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egląd wykładu</text:p>
          </draw:text-box>
        </draw:frame>
        <draw:frame presentation:style-name="pr11" draw:text-style-name="P5" draw:layer="layout" svg:width="18.26cm" svg:height="13.622cm" svg:x="5.814cm" svg:y="5.438cm" presentation:class="outline" presentation:user-transformed="true">
          <draw:text-box>
            <text:list text:style-name="L3">
              <text:list-item>
                <text:p text:style-name="P5">8: Przykład <text:span text:style-name="T8">podsumowujący</text:span></text:p>
              </text:list-item>
            </text:list>
            <text:list text:style-name="L3">
              <text:list-item>
                <text:p text:style-name="P5">9: Pakiet standardowy</text:p>
              </text:list-item>
            </text:list>
            <text:list text:style-name="L3">
              <text:list-item>
                <text:p text:style-name="P5">10: Interfejsy graficzne – AWT</text:p>
              </text:list-item>
            </text:list>
            <text:list text:style-name="L3">
              <text:list-item>
                <text:p text:style-name="P5">11: Interfejsy graficzne – Swing</text:p>
              </text:list-item>
            </text:list>
            <text:list text:style-name="L3">
              <text:list-item>
                <text:p text:style-name="P5">12: Programowanie We/Wy</text:p>
              </text:list-item>
            </text:list>
            <text:list text:style-name="L3">
              <text:list-item>
                <text:p text:style-name="P5">13: Programowanie sieciowe</text:p>
              </text:list-item>
            </text:list>
            <text:list text:style-name="L3">
              <text:list-item>
                <text:p text:style-name="P5">14: JAR &amp; Refleksja</text:p>
              </text:list-item>
            </text:list>
            <text:list text:style-name="L3">
              <text:list-item>
                <text:p text:style-name="P5">15: Podsumowanie</text:p>
              </text:list-item>
            </text:list>
          </draw:text-box>
        </draw:frame>
        <draw:rect draw:style-name="gr1" draw:text-style-name="P7" draw:layer="layout" svg:width="13.684cm" svg:height="1.432cm" draw:transform="rotate (1.5707963267946) translate (4.419cm 19.072cm)">
          <text:p text:style-name="P4"><text:span text:style-name="T9">Java</text:span></text:p>
        </draw:rect>
        <draw:frame draw:style-name="gr2" draw:text-style-name="P8" draw:layer="layout" svg:width="1.196cm" svg:height="6.953cm" svg:x="0cm" svg:y="14.046cm">
          <draw:text-box>
            <text:p text:style-name="P4"><text:span text:style-name="T10">C</text:span></text:p>
            <text:p text:style-name="P4"><text:span text:style-name="T10">E</text:span></text:p>
            <text:p text:style-name="P4"><text:span text:style-name="T10">L</text:span></text:p>
            <text:p text:style-name="P4"><text:span text:style-name="T10">E</text:span></text:p>
            <text:p text:style-name="P4"><text:span text:style-name="T10"/></text:p>
            <text:p text:style-name="P4"><text:span text:style-name="T10">W</text:span></text:p>
            <text:p text:style-name="P4"><text:span text:style-name="T10">Y</text:span></text:p>
            <text:p text:style-name="P4"><text:span text:style-name="T10">K</text:span></text:p>
            <text:p text:style-name="P4"><text:span text:style-name="T10">Ł</text:span></text:p>
            <text:p text:style-name="P4"><text:span text:style-name="T10">A</text:span></text:p>
            <text:p text:style-name="P4"><text:span text:style-name="T10">D</text:span></text:p>
            <text:p text:style-name="P4"><text:span text:style-name="T10">U</text:span></text:p>
          </draw:text-box>
        </draw:frame>
        <draw:rect draw:style-name="gr3" draw:id="id12" draw:layer="layout" svg:width="18.729cm" svg:height="1.731cm" svg:x="6.138cm" svg:y="7.015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2" smil:attributeName="visibility" smil:to="visible"/>
                  <anim:transitionFilter smil:dur="0.5s" smil:targetElement="id12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623cm" svg:height="3.507cm" svg:x="1.744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2" draw:text-style-name="P11" draw:layer="layout" svg:width="11.848cm" svg:height="9.57cm" svg:x="8.305cm" svg:y="7.056cm">
            <draw:text-box>
              <text:p text:style-name="P10"><text:span text:style-name="T11">Wprowadzić</text:span><text:span text:style-name="T11"><text:line-break/></text:span><text:span text:style-name="T12">standardową bibliotekę</text:span><text:span text:style-name="T12"><text:line-break/></text:span><text:span text:style-name="T11">w pakiecie </text:span><text:span text:style-name="T13">java.lang</text:span></text:p>
            </draw:text-box>
          </draw:frame>
          <draw:frame draw:style-name="gr4" draw:text-style-name="P12" draw:layer="layout" svg:width="0.003cm" svg:height="1.025cm" svg:x="14.228cm" svg:y="11.151cm">
            <draw:text-box>
              <text:p text:style-name="P4"/>
            </draw:text-box>
          </draw:frame>
          <draw:polyline draw:style-name="gr5" draw:layer="layout" svg:width="12.293cm" svg:height="0.915cm" svg:x="8.082cm" svg:y="7.669cm" svg:viewBox="0 0 12294 916" draw:points="0,916 0,0 12294,0 12294,839">
            <text:p text:style-name="P4"/>
          </draw:polyline>
          <draw:polyline draw:style-name="gr5" draw:layer="layout" svg:width="12.293cm" svg:height="0.915cm" draw:transform="rotate (3.1415926535892) translate (20.376000000008cm 16.085cm)" svg:viewBox="0 0 12294 916" draw:points="12294,-31254 12294,-32170 0,-32170 0,-31331">
            <text:p text:style-name="P4"/>
          </draw:polyline>
        </draw:g>
        <draw:frame draw:style-name="gr2" draw:text-style-name="P8" draw:layer="layout" svg:width="1.196cm" svg:height="6.953cm" svg:x="0cm" svg:y="14.046cm">
          <draw:text-box>
            <text:p text:style-name="P4"><text:span text:style-name="T10">C</text:span></text:p>
            <text:p text:style-name="P4"><text:span text:style-name="T10">E</text:span></text:p>
            <text:p text:style-name="P4"><text:span text:style-name="T10">L</text:span></text:p>
            <text:p text:style-name="P4"><text:span text:style-name="T10">E</text:span></text:p>
            <text:p text:style-name="P4"><text:span text:style-name="T10"/></text:p>
            <text:p text:style-name="P4"><text:span text:style-name="T10">W</text:span></text:p>
            <text:p text:style-name="P4"><text:span text:style-name="T10">Y</text:span></text:p>
            <text:p text:style-name="P4"><text:span text:style-name="T10">K</text:span></text:p>
            <text:p text:style-name="P4"><text:span text:style-name="T10">Ł</text:span></text:p>
            <text:p text:style-name="P4"><text:span text:style-name="T10">A</text:span></text:p>
            <text:p text:style-name="P4"><text:span text:style-name="T10">D</text:span></text:p>
            <text:p text:style-name="P4"><text:span text:style-name="T10">U</text:span></text:p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Odświeżenie i przekąski</text:p>
          </draw:text-box>
        </draw:frame>
        <presentation:notes draw:style-name="dp2">
          <draw:page-thumbnail draw:style-name="gr6" draw:layer="layout" svg:width="12.7cm" svg:height="9.525cm" svg:x="4.175cm" svg:y="3.005cm" draw:page-number="7" presentation:class="page"/>
          <draw:frame presentation:style-name="pr14" draw:text-style-name="P1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presentation:style-name="pr15" draw:text-style-name="P14" draw:layer="layout" svg:width="8.506cm" svg:height="10.357cm" svg:x="10.345cm" svg:y="7.131cm" presentation:class="outline" presentation:user-transformed="true">
          <draw:text-box>
            <text:list text:style-name="L3">
              <text:list-item>
                <text:p text:style-name="P14">Dokumentacja</text:p>
              </text:list-item>
            </text:list>
            <text:list text:style-name="L3">
              <text:list-item>
                <text:list>
                  <text:list-item>
                    <text:p text:style-name="P15">Pakiet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Interfejs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Kl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Dziedziczeni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trybut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Metod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6cm" svg:y="0.643cm" presentation:class="title">
          <draw:text-box>
            <text:p text:style-name="P4">The API Specification</text:p>
          </draw:text-box>
        </draw:frame>
        <draw:frame draw:style-name="gr7" draw:text-style-name="P8" draw:layer="layout" svg:width="1.196cm" svg:height="6.943cm" svg:x="0cm" svg:y="14.056cm">
          <draw:text-box>
            <text:p text:style-name="P4"><text:span text:style-name="T10">O</text:span></text:p>
            <text:p text:style-name="P4"><text:span text:style-name="T10">D</text:span></text:p>
            <text:p text:style-name="P4"><text:span text:style-name="T10">Ś</text:span></text:p>
            <text:p text:style-name="P4"><text:span text:style-name="T10">W</text:span></text:p>
            <text:p text:style-name="P4"><text:span text:style-name="T10">I</text:span></text:p>
            <text:p text:style-name="P4"><text:span text:style-name="T10">Ż</text:span></text:p>
            <text:p text:style-name="P4"><text:span text:style-name="T10">E</text:span></text:p>
            <text:p text:style-name="P4"><text:span text:style-name="T10">N</text:span></text:p>
            <text:p text:style-name="P4"><text:span text:style-name="T10">I</text:span></text:p>
            <text:p text:style-name="P4"><text:span text:style-name="T10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6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xceptions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Przegląd pakietu <text:span text:style-name="T14">java.lang</text:span></text:p>
          </draw:text-box>
        </draw:frame>
        <presentation:notes draw:style-name="dp2">
          <draw:page-thumbnail draw:style-name="gr6" draw:layer="layout" svg:width="12.7cm" svg:height="9.525cm" svg:x="4.175cm" svg:y="3.005cm" draw:page-number="9" presentation:class="page"/>
          <draw:frame presentation:style-name="pr1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java.lang: From the API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P</text:p>
            <text:p text:style-name="P4">R</text:p>
            <text:p text:style-name="P4">Z</text:p>
            <text:p text:style-name="P4">E</text:p>
            <text:p text:style-name="P4">G</text:p>
            <text:p text:style-name="P4">L</text:p>
            <text:p text:style-name="P4">Ą</text:p>
            <text:p text:style-name="P4">D</text:p>
          </draw:text-box>
        </draw:frame>
        <draw:g>
          <draw:frame presentation:style-name="pr18" draw:text-style-name="P17" draw:layer="layout" svg:width="14.045cm" svg:height="9.664cm" svg:x="7.576cm" svg:y="7.29cm">
            <draw:text-box>
              <text:p text:style-name="P16"><text:span text:style-name="T11">Zawiera klasy które są </text:span><text:span text:style-name="T12">podstawowe </text:span><text:span text:style-name="T11">dla języka programowania Java</text:span></text:p>
            </draw:text-box>
          </draw:frame>
          <draw:frame draw:style-name="gr8" draw:text-style-name="P12" draw:layer="layout" svg:width="0.005cm" svg:height="1.181cm" svg:x="14.596cm" svg:y="11.353cm">
            <draw:text-box>
              <text:p text:style-name="P4"/>
            </draw:text-box>
          </draw:frame>
          <draw:polyline draw:style-name="gr5" draw:layer="layout" svg:width="14.572cm" svg:height="0.924cm" svg:x="7.312cm" svg:y="7.909cm" svg:viewBox="0 0 14573 925" draw:points="0,925 0,0 14573,0 14573,847">
            <text:p text:style-name="P4"/>
          </draw:polyline>
          <draw:polyline draw:style-name="gr5" draw:layer="layout" svg:width="14.572cm" svg:height="0.924cm" draw:transform="rotate (3.1415926535892) translate (21.885000000003cm 16.408cm)" svg:viewBox="0 0 14573 925" draw:points="14573,-31891 14573,-32816 0,-32816 0,-31969">
            <text:p text:style-name="P4"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W API: <text:span text:style-name="T6">java.lang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imitive Wrappers" draw:style-name="dp1" draw:master-page-name="Normal1" presentation:presentation-page-layout-name="AL2T1">
        <office:forms form:automatic-focus="false" form:apply-design-mode="false"/>
        <draw:frame presentation:style-name="pr19" draw:text-style-name="P5" draw:id="id13" draw:layer="layout" svg:width="6.45cm" svg:height="7.867cm" svg:x="3.257cm" svg:y="5.838cm" presentation:class="outline" presentation:user-transformed="true">
          <draw:text-box>
            <text:list text:style-name="L3">
              <text:list-item>
                <text:p text:style-name="P5">Number</text:p>
              </text:list-item>
            </text:list>
            <text:list text:style-name="L3">
              <text:list-item>
                <text:list>
                  <text:list-item>
                    <text:p text:style-name="P18">By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Dou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Flo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Integer</text:p>
                  </text:list-item>
                </text:list>
              </text:list-item>
            </text:list>
          </draw:text-box>
        </draw:frame>
        <draw:frame presentation:style-name="pr20" draw:text-style-name="P5" draw:id="id16" draw:layer="layout" svg:width="7.127cm" svg:height="5.514cm" svg:x="18.858cm" svg:y="5.838cm" presentation:class="outline" presentation:user-transformed="true">
          <draw:text-box>
            <text:list text:style-name="L3">
              <text:list-item>
                <text:p text:style-name="P5">Boolean</text:p>
              </text:list-item>
            </text:list>
            <text:list text:style-name="L3">
              <text:list-item>
                <text:p text:style-name="P5">Character</text:p>
              </text:list-item>
            </text:list>
            <text:list text:style-name="L3">
              <text:list-item>
                <text:p text:style-name="P5">Void</text:p>
              </text:list-item>
            </text:list>
          </draw:text-box>
        </draw:frame>
        <draw:frame presentation:style-name="pr21" draw:text-style-name="P18" draw:id="id14" draw:layer="layout" svg:width="7.939cm" svg:height="6.283cm" svg:x="9.201cm" svg:y="7.58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8">Lo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Sh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BigDecim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BigInteger</text:p>
                  </text:list-item>
                </text:list>
              </text:list-item>
            </text:list>
          </draw:text-box>
        </draw:frame>
        <draw:g draw:id="id15">
          <draw:line draw:style-name="gr9" draw:text-style-name="P19" draw:layer="layout" svg:x1="3.314cm" svg:y1="15.587cm" svg:x2="25.999cm" svg:y2="15.587cm">
            <text:p text:style-name="P4"/>
          </draw:line>
          <draw:line draw:style-name="gr9" draw:text-style-name="P19" draw:layer="layout" svg:x1="14.624cm" svg:y1="14.881cm" svg:x2="14.624cm" svg:y2="15.586cm">
            <text:p text:style-name="P4"/>
          </draw:line>
          <draw:rect draw:style-name="gr1" draw:text-style-name="P20" draw:layer="layout" svg:width="3.25cm" svg:height="0.984cm" svg:x="13.023cm" svg:y="13.918cm" draw:corner-radius="0.5cm">
            <text:p text:style-name="P4"><text:span text:style-name="T15">Number</text:span></text:p>
          </draw:rect>
          <draw:line draw:style-name="gr10" draw:text-style-name="P19" draw:layer="layout" svg:x1="16.267cm" svg:y1="15.582cm" svg:x2="16.267cm" svg:y2="16.287cm">
            <text:p text:style-name="P4"/>
          </draw:line>
          <draw:line draw:style-name="gr10" draw:text-style-name="P19" draw:layer="layout" svg:x1="22.741cm" svg:y1="15.583cm" svg:x2="22.741cm" svg:y2="16.288cm">
            <text:p text:style-name="P4"/>
          </draw:line>
          <draw:line draw:style-name="gr10" draw:text-style-name="P19" draw:layer="layout" svg:x1="9.792cm" svg:y1="15.584cm" svg:x2="9.792cm" svg:y2="16.289cm">
            <text:p text:style-name="P4"/>
          </draw:line>
          <draw:line draw:style-name="gr10" draw:text-style-name="P19" draw:layer="layout" svg:x1="3.318cm" svg:y1="15.585cm" svg:x2="3.318cm" svg:y2="16.29cm">
            <text:p text:style-name="P4"/>
          </draw:line>
          <draw:rect draw:style-name="gr1" draw:text-style-name="P20" draw:layer="layout" svg:width="3.25cm" svg:height="0.984cm" svg:x="1.693cm" svg:y="16.318cm" draw:corner-radius="0.5cm">
            <text:p text:style-name="P4"><text:span text:style-name="T15">Byte</text:span></text:p>
          </draw:rect>
          <draw:rect draw:style-name="gr11" draw:text-style-name="P21" draw:layer="layout" svg:width="3.25cm" svg:height="0.984cm" svg:x="8.167cm" svg:y="16.318cm" draw:corner-radius="0.5cm">
            <text:p text:style-name="P4"><text:span text:style-name="T15">Double</text:span></text:p>
          </draw:rect>
          <draw:rect draw:style-name="gr11" draw:text-style-name="P21" draw:layer="layout" svg:width="3.25cm" svg:height="0.984cm" svg:x="14.642cm" svg:y="16.318cm" draw:corner-radius="0.5cm">
            <text:p text:style-name="P4"><text:span text:style-name="T15">Float</text:span></text:p>
          </draw:rect>
          <draw:rect draw:style-name="gr11" draw:text-style-name="P21" draw:layer="layout" svg:width="3.25cm" svg:height="0.984cm" svg:x="21.116cm" svg:y="16.318cm" draw:corner-radius="0.5cm">
            <text:p text:style-name="P4"><text:span text:style-name="T15">Integer</text:span></text:p>
          </draw:rect>
          <draw:line draw:style-name="gr10" draw:text-style-name="P19" draw:layer="layout" svg:x1="25.978cm" svg:y1="15.584cm" svg:x2="25.978cm" svg:y2="18.023cm">
            <text:p text:style-name="P4"/>
          </draw:line>
          <draw:line draw:style-name="gr10" draw:text-style-name="P19" draw:layer="layout" svg:x1="19.504cm" svg:y1="15.585cm" svg:x2="19.504cm" svg:y2="18.024cm">
            <text:p text:style-name="P4"/>
          </draw:line>
          <draw:line draw:style-name="gr10" draw:text-style-name="P19" draw:layer="layout" svg:x1="13.029cm" svg:y1="15.586cm" svg:x2="13.029cm" svg:y2="18.025cm">
            <text:p text:style-name="P4"/>
          </draw:line>
          <draw:line draw:style-name="gr10" draw:text-style-name="P19" draw:layer="layout" svg:x1="6.555cm" svg:y1="15.587cm" svg:x2="6.555cm" svg:y2="18.026cm">
            <text:p text:style-name="P4"/>
          </draw:line>
          <draw:rect draw:style-name="gr11" draw:text-style-name="P21" draw:layer="layout" svg:width="3.25cm" svg:height="0.984cm" svg:x="11.404cm" svg:y="18.018cm" draw:corner-radius="0.5cm">
            <text:p text:style-name="P4"><text:span text:style-name="T15">BigInteger</text:span></text:p>
          </draw:rect>
          <draw:rect draw:style-name="gr11" draw:text-style-name="P21" draw:layer="layout" svg:width="3.25cm" svg:height="0.984cm" svg:x="17.879cm" svg:y="18.018cm" draw:corner-radius="0.5cm">
            <text:p text:style-name="P4"><text:span text:style-name="T15">BigDecimal</text:span></text:p>
          </draw:rect>
          <draw:rect draw:style-name="gr11" draw:text-style-name="P21" draw:layer="layout" svg:width="3.25cm" svg:height="0.984cm" svg:x="4.93cm" svg:y="18.018cm" draw:corner-radius="0.5cm">
            <text:p text:style-name="P4"><text:span text:style-name="T15">Short</text:span></text:p>
          </draw:rect>
          <draw:rect draw:style-name="gr1" draw:text-style-name="P20" draw:layer="layout" svg:width="3.25cm" svg:height="0.984cm" svg:x="24.353cm" svg:y="18.018cm" draw:corner-radius="0.5cm">
            <text:p text:style-name="P4"><text:span text:style-name="T15">Long</text:span></text:p>
          </draw:rect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Obiektowe otoczki<text:line-break/>typów podstawowych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P</text:p>
            <text:p text:style-name="P4">R</text:p>
            <text:p text:style-name="P4">Z</text:p>
            <text:p text:style-name="P4">E</text:p>
            <text:p text:style-name="P4">G</text:p>
            <text:p text:style-name="P4">L</text:p>
            <text:p text:style-name="P4">Ą</text:p>
            <text:p text:style-name="P4">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3" smil:attributeName="visibility" smil:to="visible"/>
                  <anim:transitionFilter smil:dur="1s" smil:targetElement="id13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14" smil:attributeName="visibility" smil:to="visible"/>
                  <anim:transitionFilter smil:dur="1s" smil:targetElement="id1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5" smil:attributeName="visibility" smil:to="visible"/>
                  <anim:transitionFilter smil:dur="1s" smil:targetElement="id1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6" smil:attributeName="visibility" smil:to="visible"/>
                  <anim:transitionFilter smil:dur="1s" smil:targetElement="id1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y Primitive Wrappers?" draw:style-name="dp1" draw:master-page-name="Normal1" presentation:presentation-page-layout-name="AL2T1">
        <office:forms form:automatic-focus="false" form:apply-design-mode="false"/>
        <draw:frame presentation:style-name="pr22" draw:text-style-name="P5" draw:layer="layout" svg:width="17.636cm" svg:height="12.111cm" svg:x="5.78cm" svg:y="6.438cm" presentation:class="outline" presentation:user-transformed="true">
          <draw:text-box>
            <text:list text:style-name="L3">
              <text:list-item>
                <text:p text:id="id17" text:style-name="P5">Błędny przykład (do J2SE 1.6)</text:p>
              </text:list-item>
            </text:list>
            <text:list text:style-name="L3">
              <text:list-item>
                <text:list>
                  <text:list-item>
                    <text:p text:id="id18" text:style-name="P18">List mojeLiczby = new ArrayList(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8">int a = 1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8"><text:span text:style-name="T16">mojeLiczby.add(a);</text:span></text:p>
                  </text:list-item>
                </text:list>
              </text:list-item>
            </text:list>
            <text:list text:style-name="L3">
              <text:list-item>
                <text:p text:id="id21" text:style-name="P5">Poprawny przykład</text:p>
              </text:list-item>
            </text:list>
            <text:list text:style-name="L3">
              <text:list-item>
                <text:list>
                  <text:list-item>
                    <text:p text:id="id22" text:style-name="P18">List mojeLiczy = new ArrayList(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3" text:style-name="P18">Integer a = new Integer(1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18">mojeLiczby.add(a);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Dlaczego obiektowe otoczki?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P</text:p>
            <text:p text:style-name="P4">R</text:p>
            <text:p text:style-name="P4">Z</text:p>
            <text:p text:style-name="P4">E</text:p>
            <text:p text:style-name="P4">G</text:p>
            <text:p text:style-name="P4">L</text:p>
            <text:p text:style-name="P4">Ą</text:p>
            <text:p text:style-name="P4">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ther Class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3cm" svg:height="3.507cm" svg:x="1.197cm" svg:y="0.643cm" presentation:class="title">
          <draw:text-box>
            <text:p text:style-name="P4">Inne klasy</text:p>
          </draw:text-box>
        </draw:frame>
        <draw:frame presentation:style-name="pr23" draw:text-style-name="P5" draw:layer="layout" svg:width="17.517cm" svg:height="11.214cm" svg:x="5.851cm" svg:y="7.293cm" presentation:class="outline" presentation:user-transformed="true">
          <draw:text-box>
            <text:list text:style-name="L3">
              <text:list-item>
                <text:p text:style-name="P5">Klasa <text:span text:style-name="T7">Object</text:span></text:p>
              </text:list-item>
            </text:list>
            <text:list text:style-name="L3">
              <text:list-item>
                <text:p text:style-name="P5">Wsparcie dla łańcuchów znaków</text:p>
              </text:list-item>
            </text:list>
            <text:list text:style-name="L3">
              <text:list-item>
                <text:list>
                  <text:list-item>
                    <text:p text:style-name="P18">Klasa <text:span text:style-name="T7">St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Klasa <text:span text:style-name="T7">StringBuffer</text:span></text:p>
                  </text:list-item>
                </text:list>
              </text:list-item>
            </text:list>
            <text:list text:style-name="L3">
              <text:list-item>
                <text:p text:style-name="P5">Interacja z JVM</text:p>
              </text:list-item>
            </text:list>
            <text:list text:style-name="L3">
              <text:list-item>
                <text:list>
                  <text:list-item>
                    <text:p text:style-name="P18">Klasa <text:span text:style-name="T7">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Klasa <text:span text:style-name="T7">Runtime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P</text:p>
            <text:p text:style-name="P4">R</text:p>
            <text:p text:style-name="P4">Z</text:p>
            <text:p text:style-name="P4">E</text:p>
            <text:p text:style-name="P4">G</text:p>
            <text:p text:style-name="P4">L</text:p>
            <text:p text:style-name="P4">Ą</text:p>
            <text:p text:style-name="P4">D</text:p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the Object class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Klasa <text:span text:style-name="T6">Object</text:span>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1cm" svg:height="3.507cm" svg:x="1.198cm" svg:y="0.643cm" presentation:class="title" presentation:user-transformed="true">
          <draw:text-box>
            <text:p text:style-name="P4">Jeden obiekt, wiele postaci w Javie</text:p>
          </draw:text-box>
        </draw:frame>
        <draw:frame presentation:style-name="pr25" draw:text-style-name="P23" draw:layer="layout" svg:width="18.235cm" svg:height="1.603cm" svg:x="1.326cm" svg:y="6.002cm" presentation:class="outline" presentation:user-transformed="true">
          <draw:text-box>
            <text:list text:style-name="L3">
              <text:list-item>
                <text:p text:id="id25" text:style-name="P22"><text:span text:style-name="T17">IZwierzę kot = new IZwierzę();</text:span></text:p>
              </text:list-item>
            </text:list>
          </draw:text-box>
        </draw:frame>
        <draw:frame presentation:style-name="pr26" draw:text-style-name="P23" draw:layer="layout" svg:width="21.401cm" svg:height="5.123cm" svg:x="1.326cm" svg:y="7.405cm" presentation:class="outline" presentation:user-transformed="true">
          <draw:text-box>
            <text:list text:style-name="L3">
              <text:list-item>
                <text:p text:id="id27" text:style-name="P22"><text:span text:style-name="T17">IZwierzę kot = new Kot();</text:span></text:p>
              </text:list-item>
            </text:list>
            <text:list text:style-name="L3">
              <text:list-item>
                <text:p text:id="id28" text:style-name="P22"><text:span text:style-name="T17">IZwierzę kot = new KotPerski();</text:span></text:p>
              </text:list-item>
            </text:list>
            <text:list text:style-name="L3">
              <text:list-item>
                <text:p text:id="id29" text:style-name="P22"><text:span text:style-name="T17">IZwierzę kot = new ILeniweZwierzę();</text:span></text:p>
              </text:list-item>
            </text:list>
          </draw:text-box>
        </draw:frame>
        <draw:frame presentation:style-name="pr27" draw:text-style-name="P24" draw:layer="layout" svg:width="26.982cm" svg:height="7.018cm" svg:x="1.017cm" svg:y="11.8cm" presentation:class="outline" presentation:user-transformed="true">
          <draw:text-box>
            <text:list text:style-name="L3">
              <text:list-item>
                <text:p text:id="id31" text:style-name="P22"><text:span text:style-name="T17">Kot kot = new Kot();</text:span></text:p>
              </text:list-item>
            </text:list>
            <text:list text:style-name="L3">
              <text:list-item>
                <text:p text:id="id32" text:style-name="P22"><text:span text:style-name="T17">Kot kot = new KotPerski();</text:span></text:p>
              </text:list-item>
            </text:list>
            <text:list text:style-name="L3">
              <text:list-item>
                <text:p text:id="id33" text:style-name="P22"><text:span text:style-name="T17">ILeniweZwierzę kot = new KotPerski();</text:span></text:p>
              </text:list-item>
            </text:list>
            <text:list text:style-name="L3">
              <text:list-item>
                <text:p text:id="id34" text:style-name="P22"><text:span text:style-name="T17">KotPerski kot = new KotPerski();</text:span></text:p>
              </text:list-item>
            </text:list>
          </draw:text-box>
        </draw:frame>
        <draw:polyline draw:style-name="gr12" draw:text-style-name="P19" draw:id="id30" draw:layer="layout" svg:width="20.025cm" svg:height="0cm" svg:x="2.474cm" svg:y="10.9cm" svg:viewBox="0 0 20026 0" draw:points="0,0 20026,0">
          <text:p text:style-name="P4"/>
        </draw:polyline>
        <draw:connector draw:style-name="gr13" draw:text-style-name="P19" draw:layer="layout" draw:type="line" svg:x1="24.579cm" svg:y1="6.5cm" svg:x2="19.496cm" svg:y2="7.32cm" draw:start-shape="id1" draw:start-glue-point="2" draw:end-shape="id2" draw:end-glue-point="0">
          <text:p text:style-name="P4"/>
        </draw:connector>
        <draw:connector draw:style-name="gr13" draw:text-style-name="P19" draw:layer="layout" draw:type="line" svg:x1="24.579cm" svg:y1="8.463cm" svg:x2="24.579cm" svg:y2="9.282cm" draw:start-shape="id3" draw:start-glue-point="2" draw:end-shape="id4" draw:end-glue-point="0">
          <text:p text:style-name="P4"/>
        </draw:connector>
        <draw:connector draw:style-name="gr13" draw:text-style-name="P19" draw:layer="layout" draw:type="line" svg:x1="19.496cm" svg:y1="8.463cm" svg:x2="24.579cm" svg:y2="9.282cm" draw:start-shape="id2" draw:start-glue-point="2" draw:end-shape="id4" draw:end-glue-point="0">
          <text:p text:style-name="P4"/>
        </draw:connector>
        <draw:connector draw:style-name="gr13" draw:text-style-name="P19" draw:layer="layout" draw:type="line" svg:x1="24.579cm" svg:y1="6.5cm" svg:x2="24.579cm" svg:y2="7.32cm" draw:start-shape="id1" draw:start-glue-point="2" draw:end-shape="id3" draw:end-glue-point="0">
          <text:p text:style-name="P4"/>
        </draw:connector>
        <draw:rect draw:style-name="gr14" draw:text-style-name="P25" draw:id="id2" draw:layer="layout" svg:width="3.2cm" svg:height="1.143cm" svg:x="17.896cm" svg:y="7.32cm">
          <text:p text:style-name="P4"><text:span text:style-name="T18">Kot</text:span></text:p>
        </draw:rect>
        <draw:rect draw:style-name="gr15" draw:text-style-name="P25" draw:id="id4" draw:layer="layout" svg:width="6.35cm" svg:height="1.143cm" svg:x="21.404cm" svg:y="9.282cm">
          <text:p text:style-name="P4"><text:span text:style-name="T18">KotPerski</text:span></text:p>
        </draw:rect>
        <draw:rect draw:style-name="gr16" draw:text-style-name="P25" draw:id="id1" draw:layer="layout" svg:width="6.35cm" svg:height="1.143cm" svg:x="21.404cm" svg:y="5.357cm">
          <text:p text:style-name="P4"><text:span text:style-name="T18">IZwierzę</text:span></text:p>
        </draw:rect>
        <draw:rect draw:style-name="gr16" draw:text-style-name="P25" draw:id="id3" draw:layer="layout" svg:width="6.35cm" svg:height="1.143cm" svg:x="21.404cm" svg:y="7.32cm">
          <text:p text:style-name="P4"><text:span text:style-name="T18">ILeniweZwierzę</text:span></text:p>
        </draw:rect>
        <draw:polyline draw:style-name="gr12" draw:text-style-name="P19" draw:id="id26" draw:layer="layout" svg:width="16.525cm" svg:height="0cm" svg:x="2.474cm" svg:y="6.5cm" svg:viewBox="0 0 16526 0" draw:points="0,0 16526,0">
          <text:p text:style-name="P4"/>
        </draw:polyline>
        <draw:frame draw:style-name="gr7" draw:text-style-name="P4" draw:layer="layout" svg:width="1.196cm" svg:height="6.943cm" svg:x="0cm" svg:y="14.073cm">
          <draw:text-box>
            <text:p text:style-name="P4">K</text:p>
            <text:p text:style-name="P4">L</text:p>
            <text:p text:style-name="P4">A</text:p>
            <text:p text:style-name="P4">S</text:p>
            <text:p text:style-name="P4">A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6" smil:attributeName="visibility" smil:to="visible"/>
                  <anim:transitionFilter smil:dur="1s" smil:targetElement="id2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0" smil:attributeName="visibility" smil:to="visible"/>
                  <anim:transitionFilter smil:dur="1s" smil:targetElement="id3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6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Object Clas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6">Object</text:span></text:p>
          </draw:text-box>
        </draw:frame>
        <draw:frame presentation:style-name="pr28" draw:text-style-name="P5" draw:layer="layout" svg:width="19.896cm" svg:height="8.094cm" svg:x="4.659cm" svg:y="8.838cm" presentation:class="outline" presentation:user-transformed="true">
          <draw:text-box>
            <text:list text:style-name="L3">
              <text:list-item>
                <text:p text:style-name="P5"><text:span text:style-name="T7">Object kot = new Kot();</text:span></text:p>
              </text:list-item>
            </text:list>
            <text:list text:style-name="L3">
              <text:list-item>
                <text:p text:style-name="P5">Każda klasa rozszerza klasę <text:span text:style-name="T7">Object</text:span></text:p>
              </text:list-item>
            </text:list>
            <text:list text:style-name="L3">
              <text:list-item>
                <text:p text:style-name="P5">Klasa <text:span text:style-name="T7">Object</text:span></text:p>
              </text:list-item>
            </text:list>
            <text:list text:style-name="L3">
              <text:list-item>
                <text:list>
                  <text:list-item>
                    <text:p text:style-name="P18">Zbiór met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usty konstruktor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3cm">
          <draw:text-box>
            <text:p text:style-name="P4">K</text:p>
            <text:p text:style-name="P4">L</text:p>
            <text:p text:style-name="P4">A</text:p>
            <text:p text:style-name="P4">S</text:p>
            <text:p text:style-name="P4">A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ormal1" presentation:presentation-page-layout-name="AL2T1">
        <office:forms form:automatic-focus="false" form:apply-design-mode="false"/>
        <draw:frame presentation:style-name="pr29" draw:text-style-name="P5" draw:layer="layout" svg:width="21.422cm" svg:height="13.791cm" svg:x="3.903cm" svg:y="5.838cm" presentation:class="outline" presentation:user-transformed="true">
          <draw:text-box>
            <text:list text:style-name="L3">
              <text:list-item>
                <text:p text:style-name="P5">Metoda <text:span text:style-name="T7">toString(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System.out.println(mójObiekt);</text:span></text:p>
                  </text:list-item>
                </text:list>
              </text:list-item>
            </text:list>
            <text:list text:style-name="L3">
              <text:list-item>
                <text:p text:style-name="P5">Metoda <text:span text:style-name="T7">equals(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9">Porównanie obiektów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9"><text:s/></text:span><text:span text:style-name="T19">Metoda </text:span><text:span text:style-name="T7">hashCode()</text:span></text:p>
              </text:list-item>
            </text:list>
            <text:list text:style-name="L3">
              <text:list-item>
                <text:list>
                  <text:list-item>
                    <text:p text:style-name="P18">Funkcja haszująca (funkcja skrótu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Musi być zaimplementowana<text:line-break/>razem z metodą <text:span text:style-name="T7">equal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Równe obiekty muszą mieć równy skrót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Metody klasy <text:span text:style-name="T6">Object</text:span></text:p>
          </draw:text-box>
        </draw:frame>
        <draw:frame draw:style-name="gr7" draw:text-style-name="P4" draw:layer="layout" svg:width="1.196cm" svg:height="6.943cm" svg:x="0cm" svg:y="14.073cm">
          <draw:text-box>
            <text:p text:style-name="P4">K</text:p>
            <text:p text:style-name="P4">L</text:p>
            <text:p text:style-name="P4">A</text:p>
            <text:p text:style-name="P4">S</text:p>
            <text:p text:style-name="P4">A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ormal1" presentation:presentation-page-layout-name="AL2T1">
        <office:forms form:automatic-focus="false" form:apply-design-mode="false"/>
        <draw:frame presentation:style-name="pr30" draw:text-style-name="P5" draw:layer="layout" svg:width="24.63cm" svg:height="14.998cm" svg:x="2.283cm" svg:y="5.038cm" presentation:class="outline" presentation:user-transformed="true">
          <draw:text-box>
            <text:list text:style-name="L3">
              <text:list-item>
                <text:p text:style-name="P5"><text:span text:style-name="T20">int wynik = 17;</text:span></text:p>
              </text:list-item>
            </text:list>
            <text:list text:style-name="L3">
              <text:list-item>
                <text:p text:style-name="P5">Dla każdego znaczącego atrybutu <text:span text:style-name="T21">f</text:span>, oblicz <text:span text:style-name="T21">c</text:span></text:p>
              </text:list-item>
            </text:list>
            <text:list text:style-name="L3">
              <text:list-item>
                <text:list>
                  <text:list-item>
                    <text:p text:style-name="P26">Boolean<text:tab/><text:span text:style-name="T22">→</text:span><text:span text:style-name="T22"><text:tab/></text:span><text:span text:style-name="T23">c = ( f ? 0 :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byte, char, short, int </text:span><text:span text:style-name="T22">→</text:span><text:span text:style-name="T24"> </text:span><text:span text:style-name="T23">c = (int) f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Long</text:span><text:span text:style-name="T24"><text:tab/></text:span><text:span text:style-name="T22">→</text:span><text:span text:style-name="T22"><text:tab/></text:span><text:span text:style-name="T23">c = (int) (f ^ (f &gt;&gt;&gt; 32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Float</text:span><text:span text:style-name="T24"><text:tab/></text:span><text:span text:style-name="T22">→</text:span><text:span text:style-name="T22"><text:tab/></text:span><text:span text:style-name="T23">c= Float.floatToIntBits(f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Double</text:span><text:span text:style-name="T24"><text:tab/></text:span><text:span text:style-name="T22">→</text:span><text:span text:style-name="T24"><text:tab/></text:span><text:span text:style-name="T23">d = Double.doubleToLongBits(f);</text:span><text:span text:style-name="T23"><text:line-break/></text:span><text:span text:style-name="T23"><text:tab/></text:span><text:span text:style-name="T23"><text:tab/></text:span><text:span text:style-name="T23">c = (int) (d ^ (d &gt;&gt;&gt;32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4">Object </text:span><text:span text:style-name="T24"><text:tab/></text:span><text:span text:style-name="T22">→</text:span><text:span text:style-name="T22"><text:tab/></text:span><text:span text:style-name="T25">c = ((f == null)? 0:f.hashCode(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6">wynik = 37*wynik+c;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Metoda <text:span text:style-name="T6">hashCode</text:span></text:p>
          </draw:text-box>
        </draw:frame>
        <draw:frame draw:style-name="gr7" draw:text-style-name="P4" draw:layer="layout" svg:width="1.196cm" svg:height="6.943cm" svg:x="0cm" svg:y="14.073cm">
          <draw:text-box>
            <text:p text:style-name="P4">K</text:p>
            <text:p text:style-name="P4">L</text:p>
            <text:p text:style-name="P4">A</text:p>
            <text:p text:style-name="P4">S</text:p>
            <text:p text:style-name="P4">A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</draw:text-box>
        </draw:frame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ead Example" draw:style-name="dp1" draw:master-page-name="Normal1" presentation:presentation-page-layout-name="AL2T1">
        <office:forms form:automatic-focus="false" form:apply-design-mode="false"/>
        <draw:g>
          <draw:frame presentation:style-name="pr31" draw:text-style-name="P17" draw:layer="layout" svg:width="13.576cm" svg:height="7.058cm" svg:x="7.81cm" svg:y="8.702cm">
            <draw:text-box>
              <text:p text:style-name="P16"><text:span text:style-name="T11">Pełna wersja Kota</text:span></text:p>
            </draw:text-box>
          </draw:frame>
          <draw:frame draw:style-name="gr17" draw:text-style-name="P12" draw:layer="layout" svg:width="0.008cm" svg:height="0.954cm" svg:x="14.594cm" svg:y="11.624cm">
            <draw:text-box>
              <text:p text:style-name="P4"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 text:style-name="P4"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3cm">
          <draw:text-box>
            <text:p text:style-name="P4">K</text:p>
            <text:p text:style-name="P4">L</text:p>
            <text:p text:style-name="P4">A</text:p>
            <text:p text:style-name="P4">S</text:p>
            <text:p text:style-name="P4">A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</draw:text-box>
        </draw:frame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20.425cm" svg:height="3.503cm" svg:x="3.8cm" svg:y="8.415cm" presentation:class="title" presentation:user-transformed="true">
          <draw:text-box>
            <text:p text:style-name="P4">Klasa <text:span text:style-name="T6">String</text:span><text:span text:style-name="T6"><text:line-break/></text:span>Klasa <text:span text:style-name="T6">StringBuffer</text:span> </text:p>
          </draw:text-box>
        </draw:frame>
        <presentation:notes draw:style-name="dp2">
          <draw:page-thumbnail draw:style-name="gr6" draw:layer="layout" svg:width="12.7cm" svg:height="9.525cm" svg:x="4.175cm" svg:y="3.005cm" draw:page-number="20" presentation:class="page"/>
          <draw:frame presentation:style-name="pr3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ormal1" presentation:presentation-page-layout-name="AL2T1">
        <office:forms form:automatic-focus="false" form:apply-design-mode="false"/>
        <draw:frame presentation:style-name="pr33" draw:text-style-name="P5" draw:layer="layout" svg:width="21.753cm" svg:height="14.247cm" svg:x="3.722cm" svg:y="5.706cm" presentation:class="outline" presentation:user-transformed="true">
          <draw:text-box>
            <text:list text:style-name="L3">
              <text:list-item>
                <text:p text:style-name="P5">Łańcuchy znaków</text:p>
              </text:list-item>
            </text:list>
            <text:list text:style-name="L3">
              <text:list-item>
                <text:p text:style-name="P5">Stałe</text:p>
              </text:list-item>
            </text:list>
            <text:list text:style-name="L3">
              <text:list-item>
                <text:p text:style-name="P5">String jako tablica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length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charAt()</text:span></text:p>
                  </text:list-item>
                </text:list>
              </text:list-item>
            </text:list>
            <text:list text:style-name="L3">
              <text:list-item>
                <text:p text:style-name="P5">Przykład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String name=”Willy Picard”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int length = name.length(); // 12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char c = name.charAt(0); <text:s text:c="3"/>// 'W'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Ł</text:p>
            <text:p text:style-name="P4">A</text:p>
            <text:p text:style-name="P4">Ń</text:p>
            <text:p text:style-name="P4">C</text:p>
            <text:p text:style-name="P4">U</text:p>
            <text:p text:style-name="P4">C</text:p>
            <text:p text:style-name="P4">H</text:p>
            <text:p text:style-name="P4">Y</text:p>
            <text:p text:style-name="P4"/>
            <text:p text:style-name="P4">Z</text:p>
            <text:p text:style-name="P4">N</text:p>
            <text:p text:style-name="P4">A</text:p>
            <text:p text:style-name="P4">K</text:p>
            <text:p text:style-name="P4">Ó</text:p>
            <text:p text:style-name="P4">W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6">String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Normal1" presentation:presentation-page-layout-name="AL2T1">
        <office:forms form:automatic-focus="false" form:apply-design-mode="false"/>
        <draw:frame presentation:style-name="pr34" draw:text-style-name="P5" draw:layer="layout" svg:width="23.954cm" svg:height="13.915cm" svg:x="2.621cm" svg:y="5.822cm" presentation:class="outline" presentation:user-transformed="true">
          <draw:text-box>
            <text:list text:style-name="L3">
              <text:list-item>
                <text:p text:style-name="P5">Podstawowe metody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indexOf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substring()</text:span></text:p>
                  </text:list-item>
                </text:list>
              </text:list-item>
            </text:list>
            <text:list text:style-name="L3">
              <text:list-item>
                <text:p text:style-name="P5">Przykład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String nazwa = “Willy-Picard”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int indeks = nazwa.indexOf(“Pic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String początek = nazwa.substring(0,indeks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<text:s text:c="3"/></text:span><text:span text:style-name="T27">//Willy-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String koniec = nazwa.substring(indeks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<text:s text:c="3"/></text:span><text:span text:style-name="T27">//Picard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6">String</text:span>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Ł</text:p>
            <text:p text:style-name="P4">A</text:p>
            <text:p text:style-name="P4">Ń</text:p>
            <text:p text:style-name="P4">C</text:p>
            <text:p text:style-name="P4">U</text:p>
            <text:p text:style-name="P4">C</text:p>
            <text:p text:style-name="P4">H</text:p>
            <text:p text:style-name="P4">Y</text:p>
            <text:p text:style-name="P4"/>
            <text:p text:style-name="P4">Z</text:p>
            <text:p text:style-name="P4">N</text:p>
            <text:p text:style-name="P4">A</text:p>
            <text:p text:style-name="P4">K</text:p>
            <text:p text:style-name="P4">Ó</text:p>
            <text:p text:style-name="P4">W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ormal1" presentation:presentation-page-layout-name="AL2T1">
        <office:forms form:automatic-focus="false" form:apply-design-mode="false"/>
        <draw:frame presentation:style-name="pr35" draw:text-style-name="P5" draw:layer="layout" svg:width="21.414cm" svg:height="13.23cm" svg:x="3.895cm" svg:y="6.138cm" presentation:class="outline" presentation:user-transformed="true">
          <draw:text-box>
            <text:list text:style-name="L3">
              <text:list-item>
                <text:p text:style-name="P5">Zmienne łańcuchy znaków</text:p>
              </text:list-item>
            </text:list>
            <text:list text:style-name="L3">
              <text:list-item>
                <text:p text:style-name="P5">Metoda <text:span text:style-name="T21">append()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String spacja = “ “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StringBuffer buff = new StringBuffer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buff.append(“Willy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buff.append(spacja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buff.append(“Picard”);</text:span></text:p>
                  </text:list-item>
                </text:list>
              </text:list-item>
            </text:list>
            <text:list text:style-name="L3">
              <text:list-item>
                <text:p text:style-name="P5">Metoda <text:span text:style-name="T21">toString()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7">String nazwa = buff.toString();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6">StringBuffer</text:span>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Ł</text:p>
            <text:p text:style-name="P4">A</text:p>
            <text:p text:style-name="P4">Ń</text:p>
            <text:p text:style-name="P4">C</text:p>
            <text:p text:style-name="P4">U</text:p>
            <text:p text:style-name="P4">C</text:p>
            <text:p text:style-name="P4">H</text:p>
            <text:p text:style-name="P4">Y</text:p>
            <text:p text:style-name="P4"/>
            <text:p text:style-name="P4">Z</text:p>
            <text:p text:style-name="P4">N</text:p>
            <text:p text:style-name="P4">A</text:p>
            <text:p text:style-name="P4">K</text:p>
            <text:p text:style-name="P4">Ó</text:p>
            <text:p text:style-name="P4">W</text:p>
          </draw:text-box>
        </draw:frame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Normal1" presentation:presentation-page-layout-name="AL2T1">
        <office:forms form:automatic-focus="false" form:apply-design-mode="false"/>
        <draw:g>
          <draw:frame presentation:style-name="pr36" draw:text-style-name="P17" draw:layer="layout" svg:width="13.576cm" svg:height="7.058cm" svg:x="7.81cm" svg:y="8.702cm">
            <draw:text-box>
              <text:p text:style-name="P16"><text:span text:style-name="T11">Przykład łańcuchów znaków</text:span></text:p>
            </draw:text-box>
          </draw:frame>
          <draw:frame draw:style-name="gr17" draw:text-style-name="P12" draw:layer="layout" svg:width="0.008cm" svg:height="0.954cm" svg:x="14.594cm" svg:y="11.624cm">
            <draw:text-box>
              <text:p text:style-name="P4"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 text:style-name="P4"/>
          </draw:polyline>
        </draw:g>
        <draw:frame presentation:style-name="pr8" draw:text-style-name="P4" draw:layer="layout" svg:width="26.803cm" svg:height="3.507cm" svg:x="1.197cm" svg:y="0.643cm" presentation:class="title" presentation:user-transformed="tru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Ł</text:p>
            <text:p text:style-name="P4">A</text:p>
            <text:p text:style-name="P4">Ń</text:p>
            <text:p text:style-name="P4">C</text:p>
            <text:p text:style-name="P4">U</text:p>
            <text:p text:style-name="P4">C</text:p>
            <text:p text:style-name="P4">H</text:p>
            <text:p text:style-name="P4">Y</text:p>
            <text:p text:style-name="P4"/>
            <text:p text:style-name="P4">Z</text:p>
            <text:p text:style-name="P4">N</text:p>
            <text:p text:style-name="P4">A</text:p>
            <text:p text:style-name="P4">K</text:p>
            <text:p text:style-name="P4">Ó</text:p>
            <text:p text:style-name="P4">W</text:p>
          </draw:text-box>
        </draw:frame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20.425cm" svg:height="3.503cm" svg:x="3.8cm" svg:y="8.416cm" presentation:class="title" presentation:user-transformed="true">
          <draw:text-box>
            <text:p text:style-name="P4">Klasa <text:span text:style-name="T6">System</text:span><text:span text:style-name="T6"><text:line-break/></text:span>Klasa <text:span text:style-name="T6">Runtime</text:span></text:p>
          </draw:text-box>
        </draw:frame>
        <presentation:notes draw:style-name="dp2">
          <draw:page-thumbnail draw:style-name="gr6" draw:layer="layout" svg:width="12.7cm" svg:height="9.525cm" svg:x="4.175cm" svg:y="3.005cm" draw:page-number="25" presentation:class="page"/>
          <draw:frame presentation:style-name="pr3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rmal1" presentation:presentation-page-layout-name="AL2T1">
        <office:forms form:automatic-focus="false" form:apply-design-mode="false"/>
        <draw:frame presentation:style-name="pr38" draw:text-style-name="P5" draw:layer="layout" svg:width="20.091cm" svg:height="11.148cm" svg:x="4.566cm" svg:y="6.906cm" presentation:class="outline" presentation:user-transformed="true">
          <draw:text-box>
            <text:list text:style-name="L3">
              <text:list-item>
                <text:p text:style-name="P5">Zbiór pożytecznych pól</text:p>
              </text:list-item>
            </text:list>
            <text:list text:style-name="L3">
              <text:list-item>
                <text:p text:style-name="P5">Brak konstruktora</text:p>
              </text:list-item>
            </text:list>
            <text:list text:style-name="L3">
              <text:list-item>
                <text:p text:style-name="P5">Wyłącznie pola statyczne (<text:span text:style-name="T28">ang. </text:span><text:span text:style-name="T29">static</text:span><text:span text:style-name="T28">)</text:span></text:p>
              </text:list-item>
            </text:list>
            <text:list text:style-name="L3">
              <text:list-item>
                <text:p text:style-name="P5">Trzy atrybuty</text:p>
              </text:list-item>
            </text:list>
            <text:list text:style-name="L3">
              <text:list-item>
                <text:list>
                  <text:list-item>
                    <text:p text:style-name="P18">in:<text:tab/><text:tab/>standardowe wejśc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out:<text:tab/>standardowe wyjśc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err:<text:tab/>standardowe wyjście błędów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6">System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Normal1" presentation:presentation-page-layout-name="AL2T1">
        <office:forms form:automatic-focus="false" form:apply-design-mode="false"/>
        <draw:g>
          <draw:frame presentation:style-name="pr39" draw:text-style-name="P17" draw:layer="layout" svg:width="13.576cm" svg:height="7.058cm" svg:x="7.81cm" svg:y="8.702cm">
            <draw:text-box>
              <text:p text:style-name="P16"><text:span text:style-name="T11">Przykład standardowych wejścia/wyjść</text:span></text:p>
            </draw:text-box>
          </draw:frame>
          <draw:frame draw:style-name="gr17" draw:text-style-name="P12" draw:layer="layout" svg:width="0.008cm" svg:height="0.954cm" svg:x="14.594cm" svg:y="11.624cm">
            <draw:text-box>
              <text:p text:style-name="P4"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Normal1" presentation:presentation-page-layout-name="AL2T1">
        <office:forms form:automatic-focus="false" form:apply-design-mode="false"/>
        <draw:frame presentation:style-name="pr40" draw:text-style-name="P5" draw:layer="layout" svg:width="17.522cm" svg:height="12.564cm" svg:x="5.846cm" svg:y="6.206cm" presentation:class="outline" presentation:user-transformed="true">
          <draw:text-box>
            <text:list text:style-name="L3">
              <text:list-item>
                <text:p text:style-name="P5">Zbiór właściwości nt. środowiska</text:p>
              </text:list-item>
            </text:list>
            <text:list text:style-name="L3">
              <text:list-item>
                <text:p text:style-name="P5">Pary (Klucz, Wartość)</text:p>
              </text:list-item>
            </text:list>
            <text:list text:style-name="L3">
              <text:list-item>
                <text:p text:style-name="P5">Informacje nt.</text:p>
              </text:list-item>
            </text:list>
            <text:list text:style-name="L3">
              <text:list-item>
                <text:list>
                  <text:list-item>
                    <text:p text:style-name="P18">JV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Systemu operacyjne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Użytkownik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Separa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Linii, Pliku, Ścieżk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Właściwości a <text:span text:style-name="T6">System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Normal1" presentation:presentation-page-layout-name="AL2T1">
        <office:forms form:automatic-focus="false" form:apply-design-mode="false"/>
        <draw:g>
          <draw:frame presentation:style-name="pr41" draw:text-style-name="P17" draw:layer="layout" svg:width="13.576cm" svg:height="7.058cm" svg:x="7.81cm" svg:y="8.702cm">
            <draw:text-box>
              <text:p text:style-name="P16"><text:span text:style-name="T11">Przykład właściwości systemowych</text:span></text:p>
            </draw:text-box>
          </draw:frame>
          <draw:frame draw:style-name="gr17" draw:text-style-name="P12" draw:layer="layout" svg:width="0.008cm" svg:height="0.954cm" svg:x="14.594cm" svg:y="11.624cm">
            <draw:text-box>
              <text:p text:style-name="P4"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Normal1" presentation:presentation-page-layout-name="AL2T1">
        <office:forms form:automatic-focus="false" form:apply-design-mode="false"/>
        <draw:frame presentation:style-name="pr42" draw:text-style-name="P5" draw:layer="layout" svg:width="20.151cm" svg:height="11.91cm" svg:x="4.534cm" svg:y="6.606cm" presentation:class="outline" presentation:user-transformed="true">
          <draw:text-box>
            <text:list text:style-name="L3">
              <text:list-item>
                <text:p text:style-name="P5">Kopiowanie tablic</text:p>
              </text:list-item>
            </text:list>
            <text:list text:style-name="L3">
              <text:list-item>
                <text:p text:style-name="P5">Obecny czas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currentTimeMilli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Liczba milisekund od<text:line-break/>1 stycznia 1970 UTC</text:p>
                  </text:list-item>
                </text:list>
              </text:list-item>
            </text:list>
            <text:list text:style-name="L3">
              <text:list-item>
                <text:p text:style-name="P5">Odśmiecacz (ang. <text:span text:style-name="T30">Garbage Collector</text:span>)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gc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róba wymuszenia sprzątania pamięci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Inne metody</text:p>
          </draw:text-box>
        </draw:frame>
        <presentation:notes draw:style-name="dp2">
          <draw:page-thumbnail draw:style-name="gr6" draw:layer="layout" svg:width="13.705cm" svg:height="10.279cm" svg:x="3.641cm" svg:y="2.853cm" draw:page-number="3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ormal1" presentation:presentation-page-layout-name="AL2T1">
        <office:forms form:automatic-focus="false" form:apply-design-mode="false"/>
        <draw:g>
          <draw:frame presentation:style-name="pr43" draw:text-style-name="P17" draw:layer="layout" svg:width="13.576cm" svg:height="7.058cm" svg:x="7.81cm" svg:y="8.702cm">
            <draw:text-box>
              <text:p text:style-name="P16"><text:span text:style-name="T11">Przykład obecnego czasu</text:span></text:p>
            </draw:text-box>
          </draw:frame>
          <draw:frame draw:style-name="gr17" draw:text-style-name="P12" draw:layer="layout" svg:width="0.008cm" svg:height="0.954cm" svg:x="14.594cm" svg:y="11.624cm">
            <draw:text-box>
              <text:p text:style-name="P4"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Normal1" presentation:presentation-page-layout-name="AL2T1">
        <office:forms form:automatic-focus="false" form:apply-design-mode="false"/>
        <draw:frame presentation:style-name="pr44" draw:text-style-name="P5" draw:layer="layout" svg:width="21.34cm" svg:height="14.024cm" svg:x="3.946cm" svg:y="6.078cm" presentation:class="outline" presentation:user-transformed="true">
          <draw:text-box>
            <text:list text:style-name="L3">
              <text:list-item>
                <text:p text:style-name="P5"><text:span text:style-name="T7">Runtime.getRuntime()</text:span><text:span text:style-name="T7"><text:line-break/></text:span>aby otrzymać instancję</text:p>
              </text:list-item>
            </text:list>
            <text:list text:style-name="L3">
              <text:list-item>
                <text:p text:style-name="P5">Informacje nt. pamięci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1">freeMemory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1">maxMemory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1">totalMemory();</text:span></text:p>
                  </text:list-item>
                </text:list>
              </text:list-item>
            </text:list>
            <text:list text:style-name="L3">
              <text:list-item>
                <text:p text:style-name="P5">Uruchomienie zewnętrznych programów</text:p>
              </text:list-item>
            </text:list>
            <text:list text:style-name="L3">
              <text:list-item>
                <text:p text:style-name="P5">UWAGA!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31">Wieloplatformowość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6">Runtim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Normal1" presentation:presentation-page-layout-name="AL2T1">
        <office:forms form:automatic-focus="false" form:apply-design-mode="false"/>
        <draw:g>
          <draw:frame presentation:style-name="pr45" draw:text-style-name="P17" draw:layer="layout" svg:width="13.576cm" svg:height="7.058cm" svg:x="7.81cm" svg:y="8.702cm">
            <draw:text-box>
              <text:p text:style-name="P16"><text:span text:style-name="T11">Przykład </text:span><text:span text:style-name="T32">Runtime</text:span></text:p>
            </draw:text-box>
          </draw:frame>
          <draw:frame draw:style-name="gr17" draw:text-style-name="P12" draw:layer="layout" svg:width="0.008cm" svg:height="0.954cm" svg:x="14.594cm" svg:y="11.624cm">
            <draw:text-box>
              <text:p text:style-name="P4"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34" presentation:class="page"/>
          <draw:frame presentation:style-name="pr4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dvanced Programming" draw:style-name="dp1" draw:master-page-name="Normal1" presentation:presentation-page-layout-name="AL2T1">
        <office:forms form:automatic-focus="false" form:apply-design-mode="false"/>
        <draw:frame draw:style-name="gr18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draw:frame presentation:style-name="pr47" draw:text-style-name="P5" draw:layer="layout" svg:width="12.619cm" svg:height="3.031cm" svg:x="8.292cm" svg:y="10.638cm" presentation:class="outline" presentation:user-transformed="true">
          <draw:text-box>
            <text:list text:style-name="L3">
              <text:list-item>
                <text:p text:id="id35" text:style-name="P5">Dokumentacja w API!!!</text:p>
              </text:list-item>
            </text:list>
            <text:list text:style-name="L3">
              <text:list-item>
                <text:p text:id="id36" text:style-name="P5">Podstawowe klasy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tandardowa biblioteka Jav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36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title">
      <style:graphic-properties draw:fill-color="#ffffff" draw:auto-grow-height="false" fo:min-height="3.507cm"/>
    </style:style>
    <style:style style:name="pr22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7.988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35cm 0.199999999995487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text-style-name="P3" draw:layer="backgroundobjects" svg:width="26.803cm" svg:height="3.506cm" svg:x="1.197cm" svg:y="0.643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7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Katedra Technologii Informacyjnych</text:span></text:p>
          <text:p text:style-name="P3"><text:span text:style-name="T4">Akademia Ekonomiczna w Poznaniu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8-04-10">08-4-10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4-10">10.04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office:forms form:automatic-focus="false" form:apply-design-mode="false"/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3cm" svg:height="5.973cm" svg:x="17.989cm" svg:y="7.229cm" svg:viewBox="0 0 3974 5974" svg:d="m3974 0c-2315 2641 1017 6007-2366 2641s-382 3301-382 3301v32">
        <text:p text:style-name="P3"/>
      </draw:path>
      <draw:polyline presentation:style-name="pr17" draw:text-style-name="P1" draw:layer="backgroundobjects" svg:width="5.98cm" svg:height="5.073cm" draw:transform="rotate (-1.57079632679579) translate (27.7989999999915cm 7.147999999995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4-10">10.04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3cm" svg:height="4.476cm" svg:x="17.988cm" svg:y="0.2cm" svg:viewBox="0 0 3974 4477" svg:d="m3974 0c-2315 1979 1017 4502-2366 1979s-382 2474-382 2474v24">
        <text:p text:style-name="P3"/>
      </draw:path>
      <draw:polyline presentation:style-name="pr20" draw:text-style-name="P1" draw:layer="backgroundobjects" svg:width="4.56cm" svg:height="5.073cm" draw:transform="rotate (-1.57079632679579) translate (27.7989999999935cm 0.199999999995487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21" draw:text-style-name="P3" draw:layer="backgroundobjects" svg:width="26.803cm" svg:height="3.506cm" svg:x="1.197cm" svg:y="0.643cm" presentation:class="title">
        <draw:text-box>
          <text:p text:style-name="P3">Click to edit the title text format</text:p>
        </draw:text-box>
      </draw:frame>
      <draw:frame presentation:style-name="pr22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Standard Library: the java.lang package</dc:title>
    <dc:subject>ComputerProgramming</dc:subject>
    <meta:creation-date>2003-05-20T15:12:16</meta:creation-date>
    <dc:creator>Willy Picard</dc:creator>
    <dc:date>2008-04-10T13:45:06</dc:date>
    <meta:printed-by>Willy Picard</meta:printed-by>
    <meta:print-date>2004-10-25T12:50:25</meta:print-date>
    <meta:editing-cycles>381</meta:editing-cycles>
    <meta:editing-duration>P4DT23H2M26S</meta:editing-duration>
    <meta:user-defined meta:name="Info 1"/>
    <meta:user-defined meta:name="Info 2"/>
    <meta:user-defined meta:name="Info 3"/>
    <meta:user-defined meta:name="Info 4"/>
    <meta:document-statistic meta:object-count="280"/>
  </office:meta>
</office:document-meta>
</file>